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Roboto" svg:font-family="Roboto, sans-serif"/>
    <style:font-face style:name="monospace" svg:font-family="monospace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text-underline-style="none"/>
    </style:style>
    <style:style style:name="P2" style:family="paragraph" style:parent-style-name="Standard">
      <style:text-properties style:use-window-font-color="true" style:font-name="DejaVu Sans Mono" style:text-underline-style="none" style:font-name-asian="DejaVu Sans Mono"/>
    </style:style>
    <style:style style:name="P3" style:family="paragraph" style:parent-style-name="Standard">
      <style:text-properties style:font-name="DejaVu Sans Mono" style:text-underline-style="none" style:font-name-asian="DejaVu Sans Mono"/>
    </style:style>
    <style:style style:name="P4" style:family="paragraph" style:parent-style-name="Standard">
      <style:text-properties style:font-name="DejaVu Sans Mono" style:text-underline-style="solid" style:text-underline-type="double" style:text-underline-width="auto" style:text-underline-color="font-color" style:font-name-asian="DejaVu Sans Mono"/>
    </style:style>
    <style:style style:name="P5" style:family="paragraph" style:parent-style-name="Standard">
      <style:text-properties style:font-name="DejaVu Sans Mono" style:font-name-asian="DejaVu Sans Mono"/>
    </style:style>
    <style:style style:name="P6" style:family="paragraph" style:parent-style-name="Standard">
      <style:text-properties fo:font-variant="normal" fo:text-transform="none" fo:color="#222222" style:font-name="DejaVu Sans Mono" fo:font-size="10.5pt" fo:letter-spacing="normal" fo:font-style="normal" fo:font-weight="normal" style:font-name-asian="DejaVu Sans Mono"/>
    </style:style>
    <style:style style:name="P7" style:family="paragraph" style:parent-style-name="Standard" style:list-style-name="L1">
      <style:text-properties fo:font-variant="normal" fo:text-transform="none" fo:color="#222222" style:font-name="DejaVu Sans Mono" fo:font-size="10.5pt" fo:letter-spacing="normal" fo:font-style="normal" fo:font-weight="normal" style:font-name-asian="DejaVu Sans Mono"/>
    </style:style>
    <style:style style:name="P8" style:family="paragraph" style:parent-style-name="Standard">
      <style:text-properties fo:font-variant="normal" fo:text-transform="none" fo:color="#258aaf" style:text-line-through-style="none" style:font-name="DejaVu Sans Mono" fo:font-size="10.5pt" fo:letter-spacing="normal" fo:font-style="normal" style:text-underline-style="none" fo:font-weight="normal" style:text-blinking="false" style:font-name-asian="DejaVu Sans Mono"/>
    </style:style>
    <style:style style:name="P9" style:family="paragraph" style:parent-style-name="Standard">
      <style:text-properties fo:font-variant="normal" fo:text-transform="none" fo:color="#000000" style:text-line-through-style="none" style:font-name="DejaVu Sans Mono" fo:font-size="10.5pt" fo:letter-spacing="normal" fo:font-style="normal" style:text-underline-style="none" fo:font-weight="normal" style:text-blinking="false" style:font-name-asian="DejaVu Sans Mono"/>
    </style:style>
    <style:style style:name="P10" style:family="paragraph" style:parent-style-name="Standard">
      <style:text-properties fo:color="#258aaf" style:text-line-through-style="none" style:font-name="DejaVu Sans Mono" fo:font-size="10.5pt" style:text-underline-style="none" fo:font-weight="normal" style:text-blinking="false" style:font-name-asian="DejaVu Sans Mono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8000"/>
    </style:style>
    <style:style style:name="T2" style:family="text">
      <style:text-properties fo:color="#008000" fo:background-color="transparent"/>
    </style:style>
    <style:style style:name="T3" style:family="text">
      <style:text-properties fo:font-variant="normal" fo:text-transform="none" fo:color="#222222" fo:font-size="10.5pt" fo:letter-spacing="normal" fo:font-style="normal" fo:font-weight="normal"/>
    </style:style>
    <style:style style:name="T4" style:family="text">
      <style:text-properties fo:font-variant="normal" fo:text-transform="none" fo:color="#222222" fo:font-size="10.5pt" fo:letter-spacing="normal" fo:font-style="normal" fo:font-weight="bold"/>
    </style:style>
    <style:style style:name="T5" style:family="text">
      <style:text-properties fo:font-variant="normal" fo:text-transform="none" fo:color="#222222" style:text-line-through-style="none" style:font-name="DejaVu Sans Mono" fo:font-size="10.5pt" fo:letter-spacing="normal" fo:font-style="normal" style:text-underline-style="none" fo:font-weight="normal" style:text-blinking="false" style:font-name-asian="DejaVu Sans Mono"/>
    </style:style>
    <style:style style:name="T6" style:family="text">
      <style:text-properties fo:font-variant="normal" fo:text-transform="none" fo:color="#222222" style:font-name="DejaVu Sans Mono" fo:font-size="10.5pt" fo:letter-spacing="normal" fo:font-style="normal" fo:font-weight="normal" style:font-name-asian="DejaVu Sans Mono"/>
    </style:style>
    <style:style style:name="T7" style:family="text">
      <style:text-properties fo:font-variant="normal" fo:text-transform="none" fo:color="#006600" style:font-name="DejaVu Sans Mono" fo:font-size="9.75pt" fo:letter-spacing="normal" fo:font-style="normal" fo:font-weight="normal" style:font-name-asian="DejaVu Sans Mono"/>
    </style:style>
    <style:style style:name="T8" style:family="text">
      <style:text-properties fo:font-variant="normal" fo:text-transform="none" fo:color="#258aaf" style:text-line-through-style="none" style:font-name="DejaVu Sans Mono" fo:font-size="10.5pt" fo:letter-spacing="normal" fo:font-style="normal" style:text-underline-style="none" fo:font-weight="normal" style:text-blinking="false" style:font-name-asian="DejaVu Sans Mono"/>
    </style:style>
    <style:style style:name="T9" style:family="text">
      <style:text-properties fo:font-variant="normal" fo:text-transform="none" fo:color="#000000" style:text-line-through-style="none" style:font-name="DejaVu Sans Mono" fo:font-size="10.5pt" fo:letter-spacing="normal" fo:font-style="normal" style:text-underline-style="none" fo:font-weight="normal" style:text-blinking="false" style:font-name-asian="DejaVu Sans Mono"/>
    </style:style>
    <style:style style:name="T10" style:family="text">
      <style:text-properties style:use-window-font-color="true" style:text-underline-style="none"/>
    </style:style>
    <style:style style:name="T11" style:family="text">
      <style:text-properties fo:color="#258aaf" style:text-line-through-style="none" fo:font-size="10.5pt" style:text-underline-style="none" fo:font-weight="normal" style:text-blinking="false"/>
    </style:style>
    <style:style style:name="T12" style:family="text">
      <style:text-properties style:font-name="DejaVu Sans Mono" style:font-name-asian="DejaVu Sans Mono"/>
    </style:style>
    <style:style style:name="T13" style:family="text">
      <style:text-properties fo:color="#ff0000"/>
    </style:style>
    <style:style style:name="T14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android 应用程序的安装流程 <text:tab/><text:span text:style-name="T2">// 4.2 章节的内容 。</text:span></text:p>
      <text:p text:style-name="P3"><text:tab/>官网参考文档 ：develop - tools - work flow - building and running </text:p>
      <text:p text:style-name="P3"><text:tab/>http://developer.android.com/tools/building/index.html</text:p>
      <text:p text:style-name="P4"/>
      <text:p text:style-name="P3">2. <text:s/>dex 文件格式 <text:tab/><text:tab/><text:span text:style-name="T1">// 4.3 章节 dex 文件格式</text:span></text:p>
      <text:p text:style-name="P2"><text:tab/>官网参考文档 ： android open source project – Devices – Technical <text:s/>Information – Delkvik – Dex format</text:p>
      <text:p text:style-name="P2"/>
      <text:p text:style-name="P1"><text:span text:style-name="T12"><text:tab/></text:span><text:a xlink:type="simple" xlink:href="http://source.android.com/devices/tech/dalvik/dex-format.html"><text:span text:style-name="T12">http://source.android.com/devices/tech/dalvik/dex-format.html</text:span></text:a></text:p>
      <text:p text:style-name="P2"/>
      <text:p text:style-name="P5"><text:span text:style-name="T10">3. LSB128 = </text:span><text:span text:style-name="T3">LEB128 ("</text:span><text:span text:style-name="T4">L</text:span><text:span text:style-name="T3">ittle-</text:span><text:span text:style-name="T4">E</text:span><text:span text:style-name="T3">ndian </text:span><text:span text:style-name="T4">B</text:span><text:span text:style-name="T3">ase </text:span><text:span text:style-name="T4">128</text:span><text:span text:style-name="T3">") </text:span></text:p>
      <text:p text:style-name="P6"/>
      <text:p text:style-name="P6"/>
      <text:p text:style-name="P5"><text:span text:style-name="T3">4. method </text:span><text:span text:style-name="T3"><office:annotation><dc:creator>Jasper Li</dc:creator><dc:date>2014-02-14T09:18:45</dc:date><text:p text:style-name="P11"><text:span text:style-name="T14">prototype/pr'oʊtətaɪp/ </text:span></text:p><text:p text:style-name="P11"><text:span text:style-name="T14">A typical example.</text:span></text:p></office:annotation></text:span><text:span text:style-name="T3">prototype identifiers list. </text:span></text:p>
      <text:p text:style-name="P6"/>
      <text:p text:style-name="P6">5. vim 编辑二进制文件 </text:p>
      <text:p text:style-name="P6">下面两行命令输出二进制文件不同 ，proto_id_item 的 parametersOff 值有差异 。且使用第一种方式打开 vim 有警告产生 ，应该使用第二种方式 。</text:p>
      <text:list xml:id="list20126705881" text:style-name="L1">
        <text:list-item>
          <text:p text:style-name="P7">vim Hello.dex → :%!xxd <text:tab/><text:tab/><text:tab/>// 值为 0x 01b4</text:p>
        </text:list-item>
        <text:list-item>
          <text:p text:style-name="P7">vim -b Hello.dex → :%!xxd <text:tab/><text:tab/><text:tab/>// 值为 0x 013f <text:s/></text:p>
        </text:list-item>
      </text:list>
      <text:p text:style-name="P6"/>
      <text:p text:style-name="Standard"><text:span text:style-name="T6">6. The format of code in an </text:span><text:span text:style-name="Source_20_Text"><text:span text:style-name="T7">insns </text:span></text:span><text:span text:style-name="T6">array is specified by the companion document</text:span></text:p>
      <text:p text:style-name="Standard"><text:a xlink:type="simple" xlink:href="http://source.android.com/devices/tech/dalvik/dalvik-bytecode.html"><text:span text:style-name="T5"/></text:a></text:p>
      <text:p text:style-name="Standard"><text:a xlink:type="simple" xlink:href="http://source.android.com/devices/tech/dalvik/dalvik-bytecode.html"><text:span text:style-name="T9">"Bytecode for the Dalvik VM"</text:span></text:a></text:p>
      <text:p text:style-name="Standard"><text:a xlink:type="simple" xlink:href="http://source.android.com/devices/tech/dalvik/dalvik-bytecode.html"><text:span text:style-name="T8">http://source.android.com/devices/tech/dalvik/dalvik-bytecode.html</text:span></text:a></text:p>
      <text:p text:style-name="P8"/>
      <text:p text:style-name="P10">Dalvik VM Instruction Formats：</text:p>
      <text:p text:style-name="P5"><text:a xlink:type="simple" xlink:href="http://source.android.com/devices/tech/dalvik/instruction-formats.html"><text:span text:style-name="T11">http://source.android.com/devices/tech/dalvik/instruction-formats.html</text:span></text:a></text:p>
      <text:p text:style-name="P10"/>
      <text:p text:style-name="P8"/>
      <text:p text:style-name="P8"/>
      <text:p text:style-name="P9">4.4</text:p>
      <text:p text:style-name="P9">(1) dex-preopt </text:p>
      <text:p text:style-name="P9"/>
      <text:p text:style-name="P9"># Usage: dex-preopt [options] path/to/input.jar path/to/output.odex</text:p>
      <text:p text:style-name="P9">#</text:p>
      <text:p text:style-name="P9"># This tool runs a host build of dalvikvm in order to preoptimize dex</text:p>
      <text:p text:style-name="P9"># files that will be run on a device.</text:p>
      <text:p text:style-name="P9">#</text:p>
      <text:p text:style-name="P9"># The input may be any sort of jar file (including .apk files), as long</text:p>
      <text:p text:style-name="P9"># as it contains a classes.dex file. Note that optimized versions of</text:p>
      <text:p text:style-name="P9"># <text:span text:style-name="T13">bootstrap classes</text:span> must be created before this can be run on other files;</text:p>
      <text:p text:style-name="P9"># use the "--bootstrap" option to do this.</text:p>
      <text:p text:style-name="P9">#</text:p>
      <text:p text:style-name="P9"># The "output.odex" file must not already exist.</text:p>
      <text:p text:style-name="P9">#</text:p>
      <text:p text:style-name="P9"># This is expected to be running in a user build environment, where</text:p>
      <text:p text:style-name="P9"># "dexopt" is available on the host.</text:p>
      <text:p text:style-name="P9">#</text:p>
      <text:p text:style-name="P9"># Options:</text:p>
      <text:p text:style-name="P9"># <text:s text:c="2"/>--build-dir=path/to/out -- Specify where the base of the build tree is.</text:p>
      <text:p text:style-name="P9"># <text:s text:c="4"/>This is typically a directory named "out". If not specified, it is</text:p>
      <text:p text:style-name="P9"># <text:s text:c="4"/>assumed to be the current directory. The specified input and output</text:p>
      <text:p text:style-name="P9"><text:soft-page-break/># <text:s text:c="4"/>paths are taken to be relative to this directory.</text:p>
      <text:p text:style-name="P9"># <text:s text:c="2"/>--dexopt=path/to/dexopt -- Specify the path to the dexopt executable.</text:p>
      <text:p text:style-name="P9"># <text:s text:c="4"/>If unspecified, there must be a unique subdirectory of the build-dir</text:p>
      <text:p text:style-name="P9"># <text:s text:c="4"/>that looks like host/ARCH/bin which must contain dexopt.</text:p>
      <text:p text:style-name="P9"># <text:s text:c="2"/>--product-dir=path/to/product -- Specify the path, relative to the build</text:p>
      <text:p text:style-name="P9"># <text:s text:c="4"/>directory, where the product tree to be used is. This directory should</text:p>
      <text:p text:style-name="P9"># <text:s text:c="4"/>contain <text:span text:style-name="T13">the boot classpath jar files.</text:span> If not specified, then there</text:p>
      <text:p text:style-name="P9"># <text:s text:c="4"/>must be a unique directory in the build named "target/product/NAME",</text:p>
      <text:p text:style-name="P9"># <text:s text:c="4"/>and this is the directory that will be used.</text:p>
      <text:p text:style-name="P9"># <text:s text:c="2"/>--boot-dir=path/to/bootclasspath -- Specify the path, relative to the</text:p>
      <text:p text:style-name="P9"># <text:s text:c="4"/>product directory, of the directory where <text:span text:style-name="T13">the boot classpath files</text:span></text:p>
      <text:p text:style-name="P9"># <text:s text:c="4"/>reside. If not specified, this defaults to "system/framework"</text:p>
      <text:p text:style-name="P9"># <text:s text:c="2"/>--boot-jars=list:of:jar:base:names -- Specify the list of base names</text:p>
      <text:p text:style-name="P9"># <text:s text:c="4"/>of bootstrap classpath elements, colon-separated. Order is significant</text:p>
      <text:p text:style-name="P9"># <text:s text:c="4"/>and must match the BOOTCLASSPATH that is eventually specified at</text:p>
      <text:p text:style-name="P9"># <text:s text:c="4"/>runtime on the device. This defaults to "core". However, this really</text:p>
      <text:p text:style-name="P9"># <text:s text:c="4"/>needs to match the target product's BOOTCLASSPATH, which, as of this</text:p>
      <text:p text:style-name="P9"># <text:s text:c="4"/>writing, doesn't have a super-strict way of being defined within the</text:p>
      <text:p text:style-name="P9"># <text:s text:c="4"/>build. You can find variations of it in different init.rc files under</text:p>
      <text:p text:style-name="P9"># <text:s text:c="4"/>system/core/rootdir or under product-specific directories.</text:p>
      <text:p text:style-name="P9"># <text:s text:c="2"/>--bootstrap -- <text:span text:style-name="T13">Process the bootstrap classes.</text:span> If this is specified,</text:p>
      <text:p text:style-name="P9"># <text:s text:c="4"/>then, instead of processing a specified input file, no other arguments</text:p>
      <text:p text:style-name="P9"># <text:s text:c="4"/>are taken, and what is processed is the entirety of the boot jar</text:p>
      <text:p text:style-name="P9"># <text:s text:c="4"/>list, in order.</text:p>
      <text:p text:style-name="P9"># <text:s text:c="2"/>--verify={none,remote,all} -- Specify what level of verification to</text:p>
      <text:p text:style-name="P9"># <text:s text:c="4"/>do. Defaults to "all".</text:p>
      <text:p text:style-name="P9"># <text:s text:c="2"/>--optimize={none,verified,all} -- Specify which classes to optimize.</text:p>
      <text:p text:style-name="P9"># <text:s text:c="4"/>Defaults to "verified".</text:p>
      <text:p text:style-name="P9"># <text:s text:c="2"/>--no-register-maps -- Indicate that the output should not contain</text:p>
      <text:p text:style-name="P9"># <text:s text:c="4"/>register maps. By default, register maps are created and included.</text:p>
      <text:p text:style-name="P9"># <text:s text:c="2"/>--uniprocessor -- Indicate that the output should target a uniprocessor.</text:p>
      <text:p text:style-name="P9"># <text:s text:c="4"/>By default, optimizations will be made that specifically target</text:p>
      <text:p text:style-name="P9"># <text:s text:c="4"/>SMP processors (which will merely be superfluous on uniprocessors).</text:p>
      <text:p text:style-name="P9">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Roboto" svg:font-family="Roboto, sans-serif"/>
    <style:font-face style:name="monospace" svg:font-family="monospace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Zen Hei" style:font-size-asian="24pt" style:font-weight-asian="bold" style:font-name-complex="Lohit Hindi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WenQuanYi Zen Hei Mono" style:font-name-complex="Lohit Hindi2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per Li</meta:initial-creator>
    <meta:creation-date>2014-02-13T11:26:37</meta:creation-date>
    <dc:date>2014-03-05T11:26:46</dc:date>
    <dc:creator>Jasper Li</dc:creator>
    <meta:editing-duration>PT5H41M35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2" meta:paragraph-count="72" meta:word-count="647" meta:character-count="3921" meta:non-whitespace-character-count="3254"/>
  </office:meta>
</office:document-meta>
</file>